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495.05pt" fo:margin-left="-0.45pt" fo:margin-right="-12.7pt" table:align="margins" style:writing-mode="lr-tb"/>
    </style:style>
    <style:style style:name="Table2.A" style:family="table-column">
      <style:table-column-properties style:column-width="205.45pt" style:rel-column-width="27200*"/>
    </style:style>
    <style:style style:name="Table2.B" style:family="table-column">
      <style:table-column-properties style:column-width="61.5pt" style:rel-column-width="8142*"/>
    </style:style>
    <style:style style:name="Table2.C" style:family="table-column">
      <style:table-column-properties style:column-width="228.1pt" style:rel-column-width="30193*"/>
    </style:style>
    <style:style style:name="Table2.1" style:family="table-row">
      <style:table-row-properties fo:keep-together="always"/>
    </style:style>
    <style:style style:name="Table2.A1.1" style:family="table-row">
      <style:table-row-properties style:row-height="27.6pt" fo:keep-together="always"/>
    </style:style>
    <style:style style:name="Table2.A1.1.1" style:family="table-cell">
      <style:table-cell-properties style:vertical-align="top" fo:padding-left="5.4pt" fo:padding-right="5.4pt" fo:padding-top="0pt" fo:padding-bottom="0pt" fo:border-left="none" fo:border-right="none" fo:border-top="none" fo:border-bottom="0.5pt solid #000000" style:writing-mode="lr-tb"/>
    </style:style>
    <style:style style:name="Table2.A1.1.2" style:family="table-cell">
      <style:table-cell-properties style:vertical-align="top" fo:padding-left="5.4pt" fo:padding-right="5.4pt" fo:padding-top="0pt" fo:padding-bottom="0pt" fo:border-left="none" fo:border-right="none" fo:border-top="0.5pt solid #000000" fo:border-bottom="none" style:writing-mode="lr-tb"/>
    </style:style>
    <style:style style:name="Table2.B1" style:family="table-cell">
      <style:table-cell-properties style:vertical-align="top" fo:padding-left="5.4pt" fo:padding-right="5.4pt" fo:padding-top="0pt" fo:padding-bottom="0pt" fo:border="none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 fo:text-align="end" style:justify-single-word="false" style:snap-to-layout-grid="false"/>
      <style:text-properties style:font-name="Arial" fo:font-size="11pt" officeooo:paragraph-rsid="008b15a9" style:font-size-asian="11pt" style:font-size-complex="11pt"/>
    </style:style>
    <style:style style:name="P3" style:family="paragraph" style:parent-style-name="Header">
      <style:paragraph-properties fo:text-align="end" style:justify-single-word="false"/>
      <style:text-properties style:font-name="Arial" fo:font-size="11pt" officeooo:paragraph-rsid="008b15a9" style:font-size-asian="11pt" style:font-size-complex="11pt"/>
    </style:style>
    <style:style style:name="P4" style:family="paragraph" style:parent-style-name="Header">
      <style:paragraph-properties style:snap-to-layout-grid="false"/>
      <style:text-properties style:font-name="Arial" fo:font-size="11pt" officeooo:paragraph-rsid="008b15a9" style:font-size-asian="11pt" style:font-size-complex="11pt"/>
    </style:style>
    <style:style style:name="P5" style:family="paragraph" style:parent-style-name="Header">
      <style:text-properties style:font-name="Arial" fo:font-size="11pt" officeooo:paragraph-rsid="008b15a9" style:font-size-asian="11pt" style:font-size-complex="11pt"/>
    </style:style>
    <style:style style:name="P6" style:family="paragraph" style:parent-style-name="Header">
      <style:paragraph-properties fo:text-align="end" style:justify-single-word="false" style:snap-to-layout-grid="false"/>
      <style:text-properties style:font-name="Arial" fo:font-size="11pt" fo:font-weight="bold" officeooo:paragraph-rsid="008b15a9" style:font-size-asian="11pt" style:font-weight-asian="bold" style:font-size-complex="11pt"/>
    </style:style>
    <style:style style:name="P7" style:family="paragraph" style:parent-style-name="Header">
      <style:paragraph-properties fo:text-align="end" style:justify-single-word="false"/>
      <style:text-properties style:font-name="Arial" fo:font-size="11pt" fo:font-weight="bold" officeooo:paragraph-rsid="008b15a9" style:font-size-asian="11pt" style:font-weight-asian="bold" style:font-size-complex="11pt"/>
    </style:style>
    <style:style style:name="P8" style:family="paragraph" style:parent-style-name="Header">
      <style:paragraph-properties style:snap-to-layout-grid="false"/>
      <style:text-properties style:font-name="Arial" fo:font-size="11pt" fo:font-weight="bold" officeooo:paragraph-rsid="008b15a9" style:font-size-asian="11pt" style:font-weight-asian="bold" style:font-size-complex="11pt"/>
    </style:style>
    <style:style style:name="P9" style:family="paragraph" style:parent-style-name="Header">
      <style:text-properties style:font-name="Arial" fo:font-size="11pt" fo:font-weight="bold" officeooo:paragraph-rsid="008b15a9" style:font-size-asian="11pt" style:font-weight-asian="bold" style:font-size-complex="11pt"/>
    </style:style>
    <style:style style:name="P10" style:family="paragraph" style:parent-style-name="Header">
      <style:paragraph-properties fo:text-align="center" style:justify-single-word="false" style:snap-to-layout-grid="false"/>
      <style:text-properties officeooo:paragraph-rsid="008b15a9"/>
    </style:style>
    <style:style style:name="P11" style:family="paragraph" style:parent-style-name="Standard">
      <style:text-properties officeooo:paragraph-rsid="008b15a9"/>
    </style:style>
    <style:style style:name="P12" style:family="paragraph" style:parent-style-name="Standard" style:master-page-name="First_20_Page">
      <style:paragraph-properties style:page-number="auto" fo:break-before="page"/>
      <style:text-properties officeooo:rsid="002dcc4e" officeooo:paragraph-rsid="008b15a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>
            <table:table table:is-sub-table="true">
              <table:table-column table:style-name="Table2.A"/>
              <table:table-row table:style-name="Table2.A1.1">
                <table:table-cell table:style-name="Table2.A1.1.1" office:value-type="string">
                  <text:p text:style-name="P2">xxxxxxxxxxxxxxxxxxx</text:p>
                  <text:p text:style-name="P3">xxxxxxxxxxxxxxxxxxxxxxxxxxxxxx</text:p>
                </table:table-cell>
              </table:table-row>
              <table:table-row table:style-name="Table2.1">
                <table:table-cell table:style-name="Table2.A1.1.2" office:value-type="string">
                  <text:p text:style-name="P6">xxxxxxxxxxxxxxx</text:p>
                  <text:p text:style-name="P7">xxxxxxxxxxxxxxxxxxxxxxxxxxxxxxxxx</text:p>
                </table:table-cell>
              </table:table-row>
            </table:table>
          </table:table-cell>
          <table:table-cell table:style-name="Table2.B1" office:value-type="string">
            <text:p text:style-name="P10"/>
          </table:table-cell>
          <table:table-cell>
            <table:table table:is-sub-table="true">
              <table:table-column table:style-name="Table2.C"/>
              <table:table-row table:style-name="Table2.1">
                <table:table-cell table:style-name="Table2.A1.1.1" office:value-type="string">
                  <text:p text:style-name="P4">xxxxxxxxxxxxxxxxxxxxxx</text:p>
                  <text:p text:style-name="P5">xxxxxxxxxxxxxxxxxxxxxxxxxxxxxxxxxxxx</text:p>
                </table:table-cell>
              </table:table-row>
              <table:table-row table:style-name="Table2.1">
                <table:table-cell table:style-name="Table2.A1.1.2" office:value-type="string">
                  <text:p text:style-name="P8">xxxxxxxxxxxxxxx</text:p>
                  <text:p text:style-name="P9">xxxxxxxxxxxxxxxxxxxxxxxxxxxxxxxxxxxxxxxxx</text:p>
                </table:table-cell>
              </table:table-row>
            </table:table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bs" fo:country="BA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6pt" style:writing-mode="page"/>
      <style:text-properties style:use-window-font-color="true" loext:opacity="0%" style:font-name="Liberation Serif" fo:font-size="12pt" fo:language="bs" fo:country="BA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 style:font-size-asian="10.5pt"/>
    </style:style>
    <style:style style:name="Heading" style:family="paragraph" style:parent-style-name="Standard" style:next-style-name="Text_20_body" style:class="text">
      <style:paragraph-properties fo:margin-top="11.34pt" fo:margin-bottom="5.64pt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2.86pt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11.99pt" fo:margin-bottom="6.01pt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margin-top="22.71pt" fo:margin-bottom="11.34pt" loext:contextual-spacing="false" fo:text-align="center" style:justify-single-word="false"/>
      <style:text-properties fo:text-transform="uppercase" fo:font-size="14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3pt" fo:margin-bottom="6.01pt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7pt" fo:margin-bottom="6.01pt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" style:family="paragraph" style:parent-style-name="Standard" style:class="extra">
      <style:paragraph-properties fo:margin-left="16.95pt" fo:margin-right="0pt" fo:text-indent="-16.95pt" style:auto-text-indent="false" text:number-lines="false" text:line-number="0"/>
      <style:text-properties fo:font-size="10pt" style:font-size-asian="10pt" style:font-size-complex="10pt"/>
    </style:style>
    <style:style style:name="Text_20_body_20_indent" style:display-name="Text body indent" style:family="paragraph" style:parent-style-name="Text_20_body" style:class="text">
      <style:paragraph-properties fo:margin-left="14.14pt" fo:margin-right="0pt" fo:margin-top="0pt" fo:margin-bottom="0pt" loext:contextual-spacing="false" fo:text-indent="0pt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40.94pt" style:type="center"/>
          <style:tab-stop style:position="481.89pt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235.16pt" style:type="center"/>
          <style:tab-stop style:position="470.3pt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35.16pt" style:type="center"/>
          <style:tab-stop style:position="470.3pt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pt" fo:margin-bottom="14.14pt" loext:contextual-spacing="false" style:border-line-width-bottom="0pt 0.11pt 0.06pt" fo:padding="0pt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pt" fo:margin-right="0pt" fo:margin-top="6.01pt" fo:margin-bottom="6.01pt" loext:contextual-spacing="false" fo:text-indent="0pt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pt" svg:y="0pt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pt" svg:y="0pt" fo:margin-left="5.7pt" fo:margin-right="5.7pt" fo:margin-top="5.7pt" fo:margin-bottom="5.7pt" style:wrap="parallel" style:number-wrapped-paragraphs="no-limit" style:wrap-contour="false" style:vertical-pos="top" style:vertical-rel="paragraph-content" style:horizontal-pos="center" style:horizontal-rel="paragraph-content" fo:padding="4.25pt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595.3pt" fo:page-height="841.89pt" style:num-format="1" style:print-orientation="portrait" fo:margin-top="42.49pt" fo:margin-bottom="28.35pt" fo:margin-left="56.69pt" fo:margin-right="56.69pt" style:writing-mode="lr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>
        <style:header-footer-properties fo:min-height="8.5pt" fo:margin-left="0pt" fo:margin-right="0pt" fo:margin-top="5.64pt" fo:background-color="transparent" style:dynamic-spacing="false" draw:fill="none" draw:fill-color="#729fcf"/>
      </style:footer-style>
    </style:page-layout>
    <style:page-layout style:name="Mpm2">
      <style:page-layout-properties fo:page-width="595.3pt" fo:page-height="841.89pt" style:num-format="1" style:print-orientation="portrait" fo:margin-top="28.35pt" fo:margin-bottom="28.35pt" fo:margin-left="56.69pt" fo:margin-right="28.35pt" style:writing-mode="lr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595.3pt" fo:page-height="841.89pt" style:num-format="1" style:print-orientation="portrait" fo:margin-top="28.35pt" fo:margin-bottom="28.35pt" fo:margin-left="56.69pt" fo:margin-right="56.69pt" style:writing-mode="lr-tb" style:layout-grid-color="#c0c0c0" style:layout-grid-lines="44" style:layout-grid-base-height="15.59pt" style:layout-grid-ruby-height="0pt" style:layout-grid-mode="none" style:layout-grid-ruby-below="false" style:layout-grid-print="true" style:layout-grid-display="true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x</text:p>
      </style:footer>
    </style:master-page>
    <style:master-page style:name="HTML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Ezudin Kurtović</meta:initial-creator>
    <meta:creation-date>2016-09-08T11:48:07.441000000</meta:creation-date>
    <dc:date>2016-09-24T11:16:59.914000000</dc:date>
    <meta:editing-duration>PT8H14M56S</meta:editing-duration>
    <meta:editing-cycles>94</meta:editing-cycles>
    <meta:generator>LibreOfficeDev/7.0.0.0.alpha0$Linux_X86_64 LibreOffice_project/73b6b3b4a22f047718d91a7057dba3a096171976</meta:generator>
    <meta:printed-by>Timur Gadžo</meta:printed-by>
    <meta:print-date>2016-09-21T10:15:36.077000000</meta:print-date>
    <meta:document-statistic meta:table-count="1" meta:image-count="0" meta:object-count="0" meta:page-count="1" meta:paragraph-count="9" meta:word-count="9" meta:character-count="212" meta:non-whitespace-character-count="212"/>
  </office:meta>
</office:document-meta>
</file>